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automatic-styles>
    <style:style style:family="paragraph" style:list-style-name="LFO14" style:name="a805a88" style:parent-style-name="Listenabsatz">
      <style:paragraph-properties/>
    </style:style>
    <style:style style:family="paragraph" style:list-style-name="LFO14" style:name="aa567da" style:parent-style-name="Listenabsatz">
      <style:paragraph-properties/>
    </style:style>
    <style:style style:family="paragraph" style:list-style-name="LFO12" style:name="a49ebbf" style:parent-style-name="Listenabsatz">
      <style:paragraph-properties/>
    </style:style>
    <style:style style:family="paragraph" style:name="ab55ff7" style:parent-style-name="Überschrift2">
      <style:paragraph-properties/>
    </style:style>
    <style:style style:family="paragraph" style:list-style-name="LFO9" style:name="a4f859d" style:parent-style-name="Listenabsatz">
      <style:paragraph-properties/>
    </style:style>
    <style:style style:family="paragraph" style:list-style-name="LFO9" style:name="a7badd7" style:parent-style-name="Listenabsatz">
      <style:paragraph-properties/>
    </style:style>
    <style:style style:family="paragraph" style:list-style-name="LFO9" style:name="a11d1a4" style:parent-style-name="Listenabsatz">
      <style:paragraph-properties/>
    </style:style>
    <style:style style:family="paragraph" style:list-style-name="LFO9" style:name="a94d384" style:parent-style-name="Listenabsatz">
      <style:paragraph-properties/>
    </style:style>
    <style:style style:family="paragraph" style:list-style-name="LFO9" style:name="a3d1f4b" style:parent-style-name="Listenabsatz">
      <style:paragraph-properties/>
    </style:style>
    <style:style style:family="paragraph" style:name="ab82a85" style:parent-style-name="Überschrift2">
      <style:paragraph-properties/>
    </style:style>
    <style:style style:family="paragraph" style:list-style-name="LFO6" style:name="a3e58b8" style:parent-style-name="Listenabsatz">
      <style:paragraph-properties/>
    </style:style>
    <style:style style:family="paragraph" style:list-style-name="LFO6" style:name="a09791d" style:parent-style-name="Listenabsatz">
      <style:paragraph-properties/>
    </style:style>
    <style:style style:family="paragraph" style:list-style-name="LFO3" style:name="ab2fc1d" style:parent-style-name="Listenabsatz">
      <style:paragraph-properties/>
    </style:style>
    <style:style style:family="paragraph" style:list-style-name="LFO3" style:name="a174b59" style:parent-style-name="Listenabsatz">
      <style:paragraph-properties/>
    </style:style>
    <style:style style:family="paragraph" style:list-style-name="LFO2" style:name="af7bbc5" style:parent-style-name="Listenabsatz">
      <style:paragraph-properties/>
    </style:style>
    <style:style style:family="paragraph" style:list-style-name="LFO2" style:name="aabcaa9" style:parent-style-name="Listenabsatz">
      <style:paragraph-properties/>
    </style:style>
    <style:style style:family="paragraph" style:list-style-name="LFO2" style:name="af17ef4" style:parent-style-name="Listenabsatz">
      <style:paragraph-properties/>
    </style:style>
    <style:style style:family="paragraph" style:list-style-name="LFO2" style:name="ac39cca" style:parent-style-name="Listenabsatz">
      <style:paragraph-properties/>
    </style:style>
    <style:style style:family="paragraph" style:list-style-name="LFO2" style:name="a4f922b" style:parent-style-name="Listenabsatz">
      <style:paragraph-properties/>
    </style:style>
    <style:style style:family="paragraph" style:name="a27bd1b" style:parent-style-name="Überschrift2">
      <style:paragraph-properties/>
    </style:style>
    <style:style style:family="paragraph" style:list-style-name="LFO15" style:name="a7c2581" style:parent-style-name="Listenabsatz">
      <style:paragraph-properties/>
    </style:style>
    <style:style style:family="paragraph" style:list-style-name="LFO15" style:name="a0a89c7" style:parent-style-name="Listenabsatz">
      <style:paragraph-properties/>
    </style:style>
    <style:style style:family="paragraph" style:name="abe0412" style:parent-style-name="Überschrift2">
      <style:paragraph-properties/>
    </style:style>
    <style:style style:family="paragraph" style:name="affa05b" style:parent-style-name="Überschrift2">
      <style:paragraph-properties/>
    </style:style>
    <style:style style:family="paragraph" style:list-style-name="LFO18" style:name="a73f7c0" style:parent-style-name="Listenabsatz">
      <style:paragraph-properties/>
    </style:style>
    <style:style style:family="paragraph" style:list-style-name="LFO18" style:name="ae7e3a0" style:parent-style-name="Listenabsatz">
      <style:paragraph-properties/>
    </style:style>
    <style:style style:family="paragraph" style:name="a0bd0bc" style:parent-style-name="Überschrift2">
      <style:paragraph-properties/>
    </style:style>
    <style:style style:family="paragraph" style:list-style-name="LFO4" style:name="a495ed1" style:parent-style-name="Listenabsatz">
      <style:paragraph-properties/>
    </style:style>
    <style:style style:family="paragraph" style:list-style-name="LFO5" style:name="a5cc896" style:parent-style-name="Listenabsatz">
      <style:paragraph-properties/>
    </style:style>
    <style:style style:family="paragraph" style:list-style-name="LFO5" style:name="ab3f098" style:parent-style-name="Listenabsatz">
      <style:paragraph-properties/>
    </style:style>
    <style:style style:family="paragraph" style:list-style-name="LFO4" style:name="a5334dc" style:parent-style-name="Listenabsatz">
      <style:paragraph-properties/>
    </style:style>
    <style:style style:family="paragraph" style:name="a91fa65" style:parent-style-name="Überschrift2">
      <style:paragraph-properties/>
    </style:style>
    <style:style style:family="paragraph" style:list-style-name="LFO1" style:name="a92756a" style:parent-style-name="Listenabsatz">
      <style:paragraph-properties/>
    </style:style>
    <style:style style:family="paragraph" style:list-style-name="LFO1" style:name="a3dfef6" style:parent-style-name="Listenabsatz">
      <style:paragraph-properties/>
    </style:style>
    <style:style style:family="paragraph" style:list-style-name="LFO1" style:name="a85ff05" style:parent-style-name="Listenabsatz">
      <style:paragraph-properties/>
    </style:style>
    <style:style style:family="paragraph" style:list-style-name="LFO1" style:name="aad652f" style:parent-style-name="Listenabsatz">
      <style:paragraph-properties/>
    </style:style>
    <style:style style:family="paragraph" style:name="ab392e1" style:parent-style-name="Überschrift2">
      <style:paragraph-properties/>
    </style:style>
    <style:style style:family="paragraph" style:name="a13bab0" style:parent-style-name="Titel">
      <style:paragraph-properties fo:break-before="page"/>
    </style:style>
    <text:list-style style:name="LFO14">
      <text:list-level-style-number style:num-format="1" style:num-suffix="." text:display-levels="1" text:level="1" text:start-value="5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9">
      <text:list-level-style-number style:num-format="1" style:num-suffix="." text:display-levels="1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7mm" text:space-before="6mm">
          <style:list-level-label-alignment fo:margin-left="13.97mm" fo:text-indent="-7.62m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8mm" text:space-before="12mm">
          <style:list-level-label-alignment fo:margin-left="21.59mm" fo:text-indent="-8.89m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11mm" text:space-before="19mm">
          <style:list-level-label-alignment fo:margin-left="30.48mm" fo:text-indent="-11.43m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13mm" text:space-before="25mm">
          <style:list-level-label-alignment fo:margin-left="39.37mm" fo:text-indent="-13.97m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6mm" text:space-before="31mm">
          <style:list-level-label-alignment fo:margin-left="48.26mm" fo:text-indent="-16.51m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9mm" text:space-before="38mm">
          <style:list-level-label-alignment fo:margin-left="57.15mm" fo:text-indent="-19.05m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21mm" text:space-before="44mm">
          <style:list-level-label-alignment fo:margin-left="66.04mm" fo:text-indent="-21.59m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25mm" text:space-before="50mm">
          <style:list-level-label-alignment fo:margin-left="76.2mm" fo:text-indent="-25.4mm" text:label-followed-by="listtab"/>
        </style:list-level-properties>
      </text:list-level-style-number>
    </text:list-style>
    <text:list-style style:name="LFO6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i" style:num-suffix="." text:display-levels="1" text:level="2">
        <style:list-level-properties fo:text-align="right"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3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3mm" fo:width="3mm"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image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8">
      <text:list-level-style-bullet text:bullet-char="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3mm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76mm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88mm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1mm">
          <style:list-level-label-alignment fo:margin-left="107.95mm" fo:text-indent="-6.35mm" text:label-followed-by="listtab"/>
        </style:list-level-properties>
      </text:list-level-style-bullet>
    </text:list-style>
    <text:list-style style:name="LFO5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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4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">
      <text:list-level-style-bullet text:bullet-char="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p text:style-name="a13bab0">Bullets &amp; Numbering</text:p>
      <text:p text:style-name="Untertitel">Examples</text:p>
      <text:h text:outline-level="2" text:style-name="ab392e1">Bullets</text:h>
      <text:list text:continue-numbering="true" text:style-name="LFO1">
        <text:list-item>
          <text:p text:style-name="aad652f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">
        <text:list-item>
          <text:list>
            <text:list-item>
              <text:p text:style-name="a85ff05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list>
            <text:list-item>
              <text:p text:style-name="a3dfef6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p text:style-name="a92756a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91fa65">Bullets, different Style</text:h>
      <text:list text:continue-numbering="true" text:style-name="LFO4">
        <text:list-item>
          <text:p text:style-name="a5334dc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5">
        <text:list-item>
          <text:list>
            <text:list-item>
              <text:p text:style-name="ab3f098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5">
        <text:list-item>
          <text:list>
            <text:list-item>
              <text:p text:style-name="a5cc896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4">
        <text:list-item>
          <text:p text:style-name="a495ed1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0bd0bc">Bullets with Colors</text:h>
      <text:list text:continue-numbering="true" text:style-name="LFO18">
        <text:list-item>
          <text:p text:style-name="ae7e3a0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8">
        <text:list-item>
          <text:p text:style-name="a73f7c0">Lorem ipsum dolor sit amet, consetetur sadipscing elitr,<text:s/><text:s/>sed diam nonumy eirmod tempor invidunt ut labore et dolore magna aliquyam erat, sed diam voluptua.</text:p>
        </text:list-item>
      </text:list>
      <text:h text:outline-level="2" text:style-name="affa05b"/>
      <text:h text:outline-level="2" text:style-name="abe0412">Bullets with Images</text:h>
      <text:list text:continue-numbering="true" text:style-name="LFO15">
        <text:list-item>
          <text:p text:style-name="a0a89c7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5">
        <text:list-item>
          <text:p text:style-name="a7c2581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27bd1b">Numbers</text:h>
      <text:list text:continue-numbering="true" text:style-name="LFO2">
        <text:list-item>
          <text:p text:style-name="a4f922b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p text:style-name="ac39cca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list>
            <text:list-item>
              <text:p text:style-name="af17ef4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list>
            <text:list-item>
              <text:p text:style-name="aabcaa9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p text:style-name="af7bbc5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continue-numbering="true" text:style-name="LFO3">
        <text:list-item>
          <text:p text:style-name="a174b59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3">
        <text:list-item>
          <text:p text:style-name="ab2fc1d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6">
        <text:list-item>
          <text:list>
            <text:list-item>
              <text:p text:style-name="a09791d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6">
        <text:list-item>
          <text:list>
            <text:list-item>
              <text:p text:style-name="a3e58b8">….</text:p>
            </text:list-item>
          </text:list>
        </text:list-item>
      </text:list>
      <text:p text:style-name="Standard"/>
      <text:h text:outline-level="2" text:style-name="ab82a85"><text:s/>Numbers, multilevel list</text:h>
      <text:list text:continue-numbering="true" text:style-name="LFO9">
        <text:list-item>
          <text:p text:style-name="a3d1f4b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9">
        <text:list-item>
          <text:list>
            <text:list-item>
              <text:p text:style-name="a94d384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11d1a4">Lorem ipsum dolor sit amet, consetetur sadipscing elitr,<text:s/><text:s/>sed diam nonumy eirmod tempor invidunt ut labore et dolore magna aliquyam erat, sed diam voluptua.<text:s/></text:p>
            </text:list-item>
          </text:list>
        </text:list-item>
      </text:list>
      <text:list text:continue-numbering="true" text:style-name="LFO9">
        <text:list-item>
          <text:list>
            <text:list-item>
              <text:list>
                <text:list-item>
                  <text:p text:style-name="a7badd7">Lorem ipsum dolor sit amet, consetetur sadipscing elitr,<text:s/><text:s/>sed diam nonumy eirmod tempor invidunt ut labore et dolore magna aliquyam erat, sed diam voluptua.<text:s/></text:p>
                </text:list-item>
              </text:list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4f859d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p text:style-name="Standard"/>
      <text:h text:outline-level="2" text:style-name="ab55ff7">Numbers, set second paragraph to number<text:s/>5</text:h>
      <text:list text:continue-numbering="true" text:style-name="LFO12">
        <text:list-item>
          <text:p text:style-name="a49ebbf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a567da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805a88">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Listenabsatz" style:family="paragraph" style:name="Listenabsatz" style:parent-style-name="Standard">
      <style:paragraph-properties fo:margin-left="12.7mm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family="text" style:name="WW_CharLFO1LVL7" style:parent-style-name="default_character_style">
      <style:text-properties style:font-name="Symbol"/>
    </style:style>
    <style:style style:family="text" style:name="WW_CharLFO18LVL4" style:parent-style-name="default_character_style">
      <style:text-properties style:font-name="Symbol"/>
    </style:style>
    <style:style style:family="text" style:name="WW_CharLFO1LVL8" style:parent-style-name="default_character_style">
      <style:text-properties style:font-name="Courier New" style:font-name-complex="Courier New"/>
    </style:style>
    <style:style style:family="text" style:name="WW_CharLFO18LVL3" style:parent-style-name="default_character_style">
      <style:text-properties style:font-name="Wingdings"/>
    </style:style>
    <style:style style:family="text" style:name="WW_CharLFO1LVL5" style:parent-style-name="default_character_style">
      <style:text-properties style:font-name="Courier New" style:font-name-complex="Courier New"/>
    </style:style>
    <style:style style:family="text" style:name="WW_CharLFO18LVL6" style:parent-style-name="default_character_style">
      <style:text-properties style:font-name="Wingdings"/>
    </style:style>
    <style:style style:family="text" style:name="WW_CharLFO1LVL6" style:parent-style-name="default_character_style">
      <style:text-properties style:font-name="Wingdings"/>
    </style:style>
    <style:style style:family="text" style:name="WW_CharLFO18LVL5" style:parent-style-name="default_character_style">
      <style:text-properties style:font-name="Courier New" style:font-name-complex="Courier New"/>
    </style:style>
    <style:style style:family="text" style:name="WW_CharLFO1LVL3" style:parent-style-name="default_character_style">
      <style:text-properties style:font-name="Wingdings"/>
    </style:style>
    <style:style style:family="text" style:name="WW_CharLFO18LVL8" style:parent-style-name="default_character_style">
      <style:text-properties style:font-name="Courier New" style:font-name-complex="Courier New"/>
    </style:style>
    <style:style style:family="text" style:name="WW_CharLFO1LVL4" style:parent-style-name="default_character_style">
      <style:text-properties style:font-name="Symbol"/>
    </style:style>
    <style:style style:family="text" style:name="WW_CharLFO18LVL7" style:parent-style-name="default_character_style">
      <style:text-properties style:font-name="Symbol"/>
    </style:style>
    <style:style style:family="text" style:name="WW_CharLFO1LVL1" style:parent-style-name="default_character_style">
      <style:text-properties style:font-name="Symbol" style:font-name-asian="MS Mincho" style:font-name-complex="Times New Roman"/>
    </style:style>
    <style:style style:family="text" style:name="WW_CharLFO1LVL2" style:parent-style-name="default_character_style">
      <style:text-properties style:font-name="Courier New" style:font-name-complex="Courier New"/>
    </style:style>
    <style:style style:family="text" style:name="WW_CharLFO18LVL9" style:parent-style-name="default_character_style">
      <style:text-properties style:font-name="Wingdings"/>
    </style:style>
    <style:style style:family="text" style:name="WW_CharLFO1LVL9" style:parent-style-name="default_character_style">
      <style:text-properties style:font-name="Wingdings"/>
    </style:style>
    <style:style style:family="text" style:name="WW_CharLFO18LVL2" style:parent-style-name="default_character_style">
      <style:text-properties style:font-name="Courier New" style:font-name-complex="Courier New"/>
    </style:style>
    <style:style style:family="text" style:name="WW_CharLFO18LVL1" style:parent-style-name="default_character_style">
      <style:text-properties fo:color="#00B050" style:font-name="Symbol"/>
    </style:style>
    <style:style style:family="text" style:name="WW_CharLFO4LVL1" style:parent-style-name="default_character_style">
      <style:text-properties style:font-name="Wingdings"/>
    </style:style>
    <style:style style:family="text" style:name="WW_CharLFO5LVL9" style:parent-style-name="default_character_style">
      <style:text-properties style:font-name="Wingdings"/>
    </style:style>
    <style:style style:family="text" style:name="WW_CharLFO4LVL3" style:parent-style-name="default_character_style">
      <style:text-properties style:font-name="Wingdings"/>
    </style:style>
    <style:style style:family="text" style:name="WW_CharLFO5LVL8" style:parent-style-name="default_character_style">
      <style:text-properties style:font-name="Courier New" style:font-name-complex="Courier New"/>
    </style:style>
    <style:style style:family="text" style:name="WW_CharLFO15LVL9" style:parent-style-name="default_character_style">
      <style:text-properties style:font-name="Wingdings"/>
    </style:style>
    <style:style style:family="text" style:name="WW_CharLFO4LVL2" style:parent-style-name="default_character_style">
      <style:text-properties style:font-name="Courier New" style:font-name-complex="Courier New"/>
    </style:style>
    <style:style style:family="text" style:name="WW_CharLFO5LVL7" style:parent-style-name="default_character_style">
      <style:text-properties style:font-name="Symbol"/>
    </style:style>
    <style:style style:family="text" style:name="WW_CharLFO15LVL8" style:parent-style-name="default_character_style">
      <style:text-properties style:font-name="Courier New" style:font-name-complex="Courier New"/>
    </style:style>
    <style:style style:family="text" style:name="WW_CharLFO4LVL5" style:parent-style-name="default_character_style">
      <style:text-properties style:font-name="Courier New" style:font-name-complex="Courier New"/>
    </style:style>
    <style:style style:family="text" style:name="WW_CharLFO5LVL6" style:parent-style-name="default_character_style">
      <style:text-properties style:font-name="Wingdings"/>
    </style:style>
    <style:style style:family="text" style:name="WW_CharLFO15LVL7" style:parent-style-name="default_character_style">
      <style:text-properties style:font-name="Symbol"/>
    </style:style>
    <style:style style:family="text" style:name="WW_CharLFO4LVL4" style:parent-style-name="default_character_style">
      <style:text-properties style:font-name="Symbol"/>
    </style:style>
    <style:style style:family="text" style:name="WW_CharLFO5LVL5" style:parent-style-name="default_character_style">
      <style:text-properties style:font-name="Courier New" style:font-name-complex="Courier New"/>
    </style:style>
    <style:style style:family="text" style:name="WW_CharLFO15LVL6" style:parent-style-name="default_character_style">
      <style:text-properties style:font-name="Wingdings"/>
    </style:style>
    <style:style style:family="text" style:name="WW_CharLFO4LVL7" style:parent-style-name="default_character_style">
      <style:text-properties style:font-name="Symbol"/>
    </style:style>
    <style:style style:family="text" style:name="WW_CharLFO5LVL4" style:parent-style-name="default_character_style">
      <style:text-properties style:font-name="Symbol"/>
    </style:style>
    <style:style style:family="text" style:name="WW_CharLFO15LVL5" style:parent-style-name="default_character_style">
      <style:text-properties style:font-name="Courier New" style:font-name-complex="Courier New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text" style:name="WW_CharLFO4LVL6" style:parent-style-name="default_character_style">
      <style:text-properties style:font-name="Wingdings"/>
    </style:style>
    <style:style style:family="text" style:name="WW_CharLFO5LVL3" style:parent-style-name="default_character_style">
      <style:text-properties style:font-name="Wingdings"/>
    </style:style>
    <style:style style:family="text" style:name="WW_CharLFO15LVL4" style:parent-style-name="default_character_style">
      <style:text-properties style:font-name="Symbol"/>
    </style:style>
    <style:style style:family="text" style:name="WW_CharLFO4LVL9" style:parent-style-name="default_character_style">
      <style:text-properties style:font-name="Wingdings"/>
    </style:style>
    <style:style style:family="text" style:name="WW_CharLFO5LVL2" style:parent-style-name="default_character_style">
      <style:text-properties style:font-name="Wingdings"/>
    </style:style>
    <style:style style:family="text" style:name="WW_CharLFO15LVL3" style:parent-style-name="default_character_style">
      <style:text-properties style:font-name="Wingdings"/>
    </style:style>
    <style:style style:family="text" style:name="WW_CharLFO4LVL8" style:parent-style-name="default_character_style">
      <style:text-properties style:font-name="Courier New" style:font-name-complex="Courier New"/>
    </style:style>
    <style:style style:family="text" style:name="WW_CharLFO5LVL1" style:parent-style-name="default_character_style">
      <style:text-properties style:font-name="Wingdings"/>
    </style:style>
    <style:style style:family="text" style:name="WW_CharLFO15LVL2" style:parent-style-name="default_character_style">
      <style:text-properties style:font-name="Courier New" style:font-name-complex="Courier New"/>
    </style:style>
    <style:style style:family="text" style:name="WW_CharLFO15LVL1" style:parent-style-name="default_character_style">
      <style:text-properties style:font-name="Symbol" style:font-name-asian="MS Mincho" style:font-name-complex="Times New Roman" style:use-window-font-color="true"/>
    </style:style>
    <style:style style:family="text" style:name="WW_CharLFO17LVL7" style:parent-style-name="default_character_style">
      <style:text-properties style:font-name="Symbol"/>
    </style:style>
    <style:style style:family="text" style:name="WW_CharLFO17LVL6" style:parent-style-name="default_character_style">
      <style:text-properties style:font-name="Wingdings"/>
    </style:style>
    <style:style style:family="text" style:name="WW_CharLFO17LVL5" style:parent-style-name="default_character_style">
      <style:text-properties style:font-name="Courier New" style:font-name-complex="Courier New"/>
    </style:style>
    <style:style style:family="text" style:name="WW_CharLFO17LVL4" style:parent-style-name="default_character_style">
      <style:text-properties style:font-name="Symbol"/>
    </style:style>
    <style:style style:family="text" style:name="WW_CharLFO17LVL9" style:parent-style-name="default_character_style">
      <style:text-properties style:font-name="Wingdings"/>
    </style:style>
    <style:style style:family="text" style:name="WW_CharLFO17LVL8" style:parent-style-name="default_character_style">
      <style:text-properties style:font-name="Courier New" style:font-name-complex="Courier New"/>
    </style:style>
    <style:style style:family="text" style:name="WW_CharLFO17LVL3" style:parent-style-name="default_character_style">
      <style:text-properties style:font-name="Wingdings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style style:family="text" style:name="WW_CharLFO17LVL2" style:parent-style-name="default_character_style">
      <style:text-properties style:font-name="Courier New" style:font-name-complex="Courier New"/>
    </style:style>
    <style:style style:family="text" style:name="WW_CharLFO17LVL1" style:parent-style-name="default_character_style">
      <style:text-properties style:font-name="Symbol"/>
    </style:style>
    <style:style style:family="text" style:name="WW_CharLFO16LVL9" style:parent-style-name="default_character_style">
      <style:text-properties style:font-name="Wingdings"/>
    </style:style>
    <style:style style:family="text" style:name="WW_CharLFO16LVL6" style:parent-style-name="default_character_style">
      <style:text-properties style:font-name="Wingdings"/>
    </style:style>
    <style:style style:family="text" style:name="WW_CharLFO16LVL5" style:parent-style-name="default_character_style">
      <style:text-properties style:font-name="Courier New" style:font-name-complex="Courier New"/>
    </style:style>
    <style:style style:family="text" style:name="WW_CharLFO16LVL8" style:parent-style-name="default_character_style">
      <style:text-properties style:font-name="Courier New" style:font-name-complex="Courier New"/>
    </style:style>
    <style:style style:family="text" style:name="WW_CharLFO16LVL7" style:parent-style-name="default_character_style">
      <style:text-properties style:font-name="Symbol"/>
    </style:style>
    <style:style style:family="text" style:name="WW_CharLFO16LVL2" style:parent-style-name="default_character_style">
      <style:text-properties style:font-name="Courier New" style:font-name-complex="Courier New"/>
    </style:style>
    <style:style style:family="text" style:name="WW_CharLFO16LVL1" style:parent-style-name="default_character_style">
      <style:text-properties style:font-name="Wingdings"/>
    </style:style>
    <style:style style:family="text" style:name="WW_CharLFO16LVL4" style:parent-style-name="default_character_style">
      <style:text-properties style:font-name="Symbol"/>
    </style:style>
    <style:style style:family="text" style:name="WW_CharLFO16LVL3" style:parent-style-name="default_character_style">
      <style:text-properties style:font-name="Wingdings"/>
    </style:style>
    <style:default-style style:family="graphic">
      <style:graphic-properties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10S</meta:editing-duration>
  </office:meta>
</office:document-meta>
</file>